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officeooo:rsid="0013c035" officeooo:paragraph-rsid="0013c035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officeooo:rsid="0013c035" officeooo:paragraph-rsid="0013c03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2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13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14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officeooo:rsid="0013c035" officeooo:paragraph-rsid="0013c035" style:font-size-asian="12pt" style:font-size-complex="12pt"/>
    </style:style>
    <style:style style:name="P17" style:family="paragraph" style:parent-style-name="Standard">
      <style:text-properties style:font-name="DejaVu Sans" fo:font-size="14pt" officeooo:paragraph-rsid="00129732" style:font-size-asian="14pt" style:font-size-complex="14pt"/>
    </style:style>
    <style:style style:name="P18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text-properties officeooo:paragraph-rsid="001b864b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b864b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fo:font-weight="bold" officeooo:rsid="00129732" style:font-weight-asian="bold" style:font-weight-complex="bold"/>
    </style:style>
    <style:style style:name="T5" style:family="text">
      <style:text-properties style:font-name="DejaVu Sans"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teven Roberts</text:p>
      <text:p text:style-name="P14">Victoria BC</text:p>
      <text:p text:style-name="Standard"><text:span text:style-name="T5">250-580-3067 | </text:span><text:a xlink:type="simple" xlink:href="mailto:sroberts@fenderq.com" text:style-name="Internet_20_link" text:visited-style-name="Visited_20_Internet_20_Link"><text:span text:style-name="T5">sroberts@fenderq.com</text:span></text:a></text:p>
      <text:p text:style-name="P20"><text:span text:style-name="T5"/></text:p>
      <text:p text:style-name="P19"/>
      <text:p text:style-name="P17"><text:span text:style-name="T4">Community Involvement</text:span></text:p>
      <text:p text:style-name="P1"/>
      <text:p text:style-name="P15">Chairperson<text:tab/>VIHA Stabilization, <text:span text:style-name="T2">RJH<text:tab/></text:span>2019</text:p>
      <text:p text:style-name="P15">Outreach Worker<text:tab/>Dandelion Society<text:tab/>2018</text:p>
      <text:p text:style-name="P15">Program Volunteer<text:tab/>Our Place Society<text:tab/>2017-2018</text:p>
      <text:p text:style-name="P15"><text:span text:style-name="T3">Health Care Aide</text:span><text:tab/>HR Foundation<text:tab/>2016-2018</text:p>
      <text:p text:style-name="P1"/>
      <text:p text:style-name="P9">Education <text:span text:style-name="T2">&amp; Training</text:span></text:p>
      <text:p text:style-name="P1"/>
      <text:p text:style-name="P5">Occupational First Aid Level 1<text:tab/>2019</text:p>
      <text:p text:style-name="P7">Work Safe BC</text:p>
      <text:p text:style-name="P6">Next Steps to Employment<text:tab/>2019</text:p>
      <text:p text:style-name="P8">Our Place Society</text:p>
      <text:p text:style-name="P5">Mental Health <text:span text:style-name="T1">&amp;</text:span> Addictions Program (Term 1)<text:tab/>2018</text:p>
      <text:p text:style-name="P7">Camosun College</text:p>
      <text:p text:style-name="P5">Hair Design Program<text:tab/>2012</text:p>
      <text:p text:style-name="P7">Academy of Excellence Hair Design &amp; Aesthetics Ltd.</text:p>
      <text:p text:style-name="P5">Microsoft Certified Professional<text:tab/>1998</text:p>
      <text:p text:style-name="P7">Microsoft Corporation</text:p>
      <text:p text:style-name="P5">Digital Systems Engineering<text:tab/>1997-1998</text:p>
      <text:p text:style-name="P7">CDI College of Business and Technology</text:p>
      <text:p text:style-name="P3"/>
      <text:p text:style-name="P10">Skills <text:span text:style-name="T2">&amp;</text:span> Strengths</text:p>
      <text:p text:style-name="P2"/>
      <text:section text:style-name="Sect1" text:name="Section1">
        <text:list xml:id="list198875614" text:style-name="L1">
          <text:list-item>
            <text:p text:style-name="P11">Adaptable</text:p>
          </text:list-item>
          <text:list-item>
            <text:p text:style-name="P11">Communication</text:p>
          </text:list-item>
          <text:list-item>
            <text:p text:style-name="P12">Creative</text:p>
          </text:list-item>
          <text:list-item>
            <text:p text:style-name="P11">Emotional IQ</text:p>
          </text:list-item>
          <text:list-item>
            <text:p text:style-name="P11">Facilitation</text:p>
          </text:list-item>
          <text:list-item>
            <text:p text:style-name="P13">Planning</text:p>
          </text:list-item>
          <text:list-item>
            <text:p text:style-name="P13">Psychosocial <text:span text:style-name="T1">R</text:span>ehabilitation</text:p>
          </text:list-item>
          <text:list-item>
            <text:p text:style-name="P11">Writing Skills</text:p>
          </text:list-item>
        </text:list>
      </text:section>
      <text:p text:style-name="P4"/>
      <text:p text:style-name="P9">Work Experience</text:p>
      <text:p text:style-name="P1"/>
      <text:p text:style-name="P16">Peers Helping Peers<text:tab/>Our Place Society<text:tab/>2019</text:p>
      <text:p text:style-name="P15">Cryptovirology Researcher<text:tab/>Research &amp; Development<text:tab/>2017-2019</text:p>
      <text:p text:style-name="P15">Senior Software Engineer<text:tab/>KIXEYE Canada Ltd.<text:tab/>2014-2015</text:p>
      <text:p text:style-name="P15">Co-Founder<text:tab/>Deadly Pear Games<text:tab/>2013-2014</text:p>
      <text:p text:style-name="P15">Video Game Developer<text:tab/>KANO/APPS<text:tab/>2012</text:p>
      <text:p text:style-name="P15">IT Consultant<text:tab/>Information Security<text:tab/>2001-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27M1S</meta:editing-duration>
    <meta:editing-cycles>11</meta:editing-cycles>
    <meta:generator>LibreOffice/6.2.2.2$OpenBSD_X86_64 LibreOffice_project/20$Build-2</meta:generator>
    <dc:date>2019-07-08T17:36:59.294318527</dc:date>
    <meta:document-statistic meta:table-count="0" meta:image-count="0" meta:object-count="0" meta:page-count="1" meta:paragraph-count="37" meta:word-count="148" meta:character-count="1042" meta:non-whitespace-character-count="939"/>
  </office:meta>
</office:document-meta>
</file>